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008cm" fo:min-width="0.758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2.00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2.009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008cm" fo:min-width="0.75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2.00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2.00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2.009cm"/>
      <style:paragraph-properties style:writing-mode="lr-tb"/>
    </style:style>
    <style:style style:name="P1" style:family="paragraph">
      <style:paragraph-properties fo:margin-top="0.203cm" fo:margin-bottom="0cm"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-color="#000000"/>
      <style:paragraph-properties fo:margin-top="0.203cm" fo:margin-bottom="0cm"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loext:graphic-properties draw:fill-color="#ff0000"/>
      <style:paragraph-properties fo:margin-top="0.203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se 0" draw:style-name="dp1" draw:master-page-name="Default">
        <draw:custom-shape draw:style-name="gr1" draw:text-style-name="P2" xml:id="id1" draw:id="id1" draw:layer="layout" svg:width="1.778cm" svg:height="1.778cm" svg:x="15.414cm" svg:y="3.985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14cm" svg:y1="4.874cm" svg:x2="10.455cm" svg:y2="6.975cm" draw:start-shape="id1" draw:start-glue-point="6" draw:end-shape="id2" draw:end-glue-point="11" svg:d="M15414 4874l-4959 2101" svg:viewBox="0 0 4960 2102">
          <text:p/>
        </draw:connector>
        <draw:connector draw:style-name="gr2" draw:text-style-name="P3" draw:layer="measurelines" draw:type="line" svg:x1="17.192cm" svg:y1="4.874cm" svg:x2="21.897cm" svg:y2="6.975cm" draw:start-shape="id1" draw:start-glue-point="10" draw:end-shape="id3" draw:end-glue-point="5" svg:d="M17192 4874l4705 2101" svg:viewBox="0 0 4706 2102">
          <text:p/>
        </draw:connector>
        <draw:connector draw:style-name="gr2" draw:text-style-name="P3" draw:layer="measurelines" draw:type="line" svg:x1="22.59cm" svg:y1="7.033cm" svg:x2="25.695cm" svg:y2="9.515cm" draw:end-shape="id4" draw:end-glue-point="5" svg:d="M22590 7033l3105 2482" svg:viewBox="0 0 3106 2483">
          <text:p/>
        </draw:connector>
        <draw:connector draw:style-name="gr2" draw:text-style-name="P3" draw:layer="measurelines" draw:type="line" svg:x1="8.937cm" svg:y1="7.604cm" svg:x2="6.016cm" svg:y2="9.294cm" draw:start-shape="id2" draw:start-glue-point="6" draw:end-shape="id5" draw:end-glue-point="4" svg:d="M8937 7604l-2921 1690" svg:viewBox="0 0 2922 1691">
          <text:p/>
        </draw:connector>
        <draw:connector draw:style-name="gr2" draw:text-style-name="P3" draw:layer="measurelines" draw:type="line" svg:x1="9.89cm" svg:y1="7.033cm" svg:x2="13.624cm" svg:y2="9.294cm" draw:end-shape="id6" draw:end-glue-point="4" svg:d="M9890 7033l3734 2261" svg:viewBox="0 0 3735 2262">
          <text:p/>
        </draw:connector>
        <draw:frame draw:style-name="gr3" draw:text-style-name="P5" draw:layer="measurelines" svg:width="2.83cm" svg:height="0.963cm" svg:x="7.377cm" svg:y="13.69cm">
          <draw:text-box>
            <text:p text:style-name="P4"><text:span text:style-name="T2">p_node</text:span></text:p>
          </draw:text-box>
        </draw:frame>
        <draw:frame draw:style-name="gr3" draw:text-style-name="P5" draw:layer="measurelines" svg:width="2.83cm" svg:height="0.963cm" svg:x="14.97cm" svg:y="10.843cm">
          <draw:text-box>
            <text:p text:style-name="P4"><text:span text:style-name="T2">uncle</text:span></text:p>
          </draw:text-box>
        </draw:frame>
        <draw:frame draw:style-name="gr4" draw:text-style-name="P6" draw:layer="measurelines" svg:width="12.383cm" svg:height="1.28cm" svg:x="8.659cm" svg:y="0.99cm">
          <draw:text-box>
            <text:p text:style-name="P4"><text:span text:style-name="T3">RED-BLACK-TREE-INSERT-FIXUP</text:span></text:p>
          </draw:text-box>
        </draw:frame>
        <draw:frame draw:style-name="gr5" draw:text-style-name="P8" draw:layer="measurelines" svg:width="10.477cm" svg:height="1.038cm" svg:x="10.208cm" svg:y="2.502cm">
          <draw:text-box>
            <text:p text:style-name="P7"><text:span text:style-name="T3">Starting point: After insertion</text:span></text:p>
          </draw:text-box>
        </draw:frame>
        <draw:custom-shape draw:style-name="gr1" draw:text-style-name="P2" xml:id="id3" draw:id="id3" draw:layer="layout" svg:width="1.778cm" svg:height="1.778cm" svg:x="21.637cm" svg:y="6.715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1.778cm" svg:height="1.778cm" svg:x="8.937cm" svg:y="6.71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735cm" svg:y1="10.183cm" svg:x2="11.096cm" svg:y2="11.922cm" draw:start-shape="id6" draw:start-glue-point="6" draw:end-shape="id7" draw:end-glue-point="4" svg:d="M12735 10183l-1639 1739" svg:viewBox="0 0 1640 1740">
          <text:p/>
        </draw:connector>
        <draw:connector draw:style-name="gr2" draw:text-style-name="P3" draw:layer="layout" draw:type="line" svg:x1="14.513cm" svg:y1="10.183cm" svg:x2="16.176cm" svg:y2="11.922cm" draw:start-shape="id6" draw:start-glue-point="10" draw:end-shape="id8" draw:end-glue-point="4" svg:d="M14513 10183l1663 1739" svg:viewBox="0 0 1664 1740">
          <text:p/>
        </draw:connector>
        <draw:custom-shape draw:style-name="gr1" draw:text-style-name="P2" xml:id="id6" draw:id="id6" draw:layer="layout" svg:width="1.778cm" svg:height="1.778cm" svg:x="12.735cm" svg:y="9.294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8cm" svg:height="1.778cm" svg:x="5.127cm" svg:y="9.294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" draw:id="id4" draw:layer="layout" svg:width="1.778cm" svg:height="1.778cm" svg:x="25.435cm" svg:y="9.25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8" draw:id="id8" draw:layer="layout" svg:width="1.778cm" svg:height="1.778cm" svg:x="15.287cm" svg:y="11.92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207cm" svg:y1="12.811cm" svg:x2="9.158cm" svg:y2="14.722cm" draw:start-shape="id7" draw:start-glue-point="6" draw:end-shape="id9" draw:end-glue-point="11" svg:d="M10207 12811l-1049 1911" svg:viewBox="0 0 1050 1912">
          <text:p/>
        </draw:connector>
        <draw:custom-shape draw:style-name="gr6" draw:text-style-name="P9" xml:id="id7" draw:id="id7" draw:layer="layout" svg:width="1.778cm" svg:height="1.778cm" svg:x="10.207cm" svg:y="11.92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9" draw:id="id9" draw:layer="layout" svg:width="1.778cm" svg:height="1.778cm" svg:x="7.64cm" svg:y="14.4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ase 1" draw:style-name="dp1" draw:master-page-name="Default">
        <draw:custom-shape draw:style-name="gr1" draw:text-style-name="P2" xml:id="id10" draw:id="id10" draw:layer="layout" svg:width="1.778cm" svg:height="1.778cm" svg:x="15.414cm" svg:y="3.985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14cm" svg:y1="4.874cm" svg:x2="10.455cm" svg:y2="6.975cm" draw:start-shape="id10" draw:start-glue-point="6" draw:end-shape="id11" draw:end-glue-point="11" svg:d="M15414 4874l-4959 2101" svg:viewBox="0 0 4960 2102">
          <text:p/>
        </draw:connector>
        <draw:connector draw:style-name="gr2" draw:text-style-name="P3" draw:layer="measurelines" draw:type="line" svg:x1="17.192cm" svg:y1="4.874cm" svg:x2="21.897cm" svg:y2="6.975cm" draw:start-shape="id10" draw:start-glue-point="10" draw:end-shape="id12" draw:end-glue-point="5" svg:d="M17192 4874l4705 2101" svg:viewBox="0 0 4706 2102">
          <text:p/>
        </draw:connector>
        <draw:connector draw:style-name="gr2" draw:text-style-name="P3" draw:layer="measurelines" draw:type="line" svg:x1="22.59cm" svg:y1="7.033cm" svg:x2="25.695cm" svg:y2="9.515cm" draw:end-shape="id13" draw:end-glue-point="5" svg:d="M22590 7033l3105 2482" svg:viewBox="0 0 3106 2483">
          <text:p/>
        </draw:connector>
        <draw:connector draw:style-name="gr2" draw:text-style-name="P3" draw:layer="measurelines" draw:type="line" svg:x1="8.937cm" svg:y1="7.604cm" svg:x2="6.016cm" svg:y2="9.294cm" draw:start-shape="id11" draw:start-glue-point="6" draw:end-shape="id14" draw:end-glue-point="4" svg:d="M8937 7604l-2921 1690" svg:viewBox="0 0 2922 1691">
          <text:p/>
        </draw:connector>
        <draw:connector draw:style-name="gr2" draw:text-style-name="P3" draw:layer="measurelines" draw:type="line" svg:x1="9.89cm" svg:y1="7.033cm" svg:x2="13.624cm" svg:y2="9.294cm" draw:end-shape="id15" draw:end-glue-point="4" svg:d="M9890 7033l3734 2261" svg:viewBox="0 0 3735 2262">
          <text:p/>
        </draw:connector>
        <draw:frame draw:style-name="gr3" draw:text-style-name="P5" draw:layer="measurelines" svg:width="2.83cm" svg:height="0.963cm" svg:x="12.14cm" svg:y="8.292cm">
          <draw:text-box>
            <text:p text:style-name="P4"><text:span text:style-name="T2">p_node</text:span></text:p>
          </draw:text-box>
        </draw:frame>
        <draw:frame draw:style-name="gr3" draw:text-style-name="P5" draw:layer="measurelines" svg:width="2.83cm" svg:height="0.963cm" svg:x="14.97cm" svg:y="10.843cm">
          <draw:text-box>
            <text:p text:style-name="P4"><text:span text:style-name="T2">uncle</text:span></text:p>
          </draw:text-box>
        </draw:frame>
        <draw:frame draw:style-name="gr4" draw:text-style-name="P6" draw:layer="measurelines" svg:width="12.383cm" svg:height="1.28cm" svg:x="8.659cm" svg:y="0.99cm">
          <draw:text-box>
            <text:p text:style-name="P4"><text:span text:style-name="T3">RED-BLACK-TREE-INSERT-FIXUP</text:span></text:p>
          </draw:text-box>
        </draw:frame>
        <draw:frame draw:style-name="gr7" draw:text-style-name="P8" draw:layer="measurelines" svg:width="5.715cm" svg:height="1.038cm" svg:x="14.97cm" svg:y="2.502cm">
          <draw:text-box>
            <text:p text:style-name="P7"><text:span text:style-name="T3">Case 1</text:span></text:p>
          </draw:text-box>
        </draw:frame>
        <draw:custom-shape draw:style-name="gr1" draw:text-style-name="P2" xml:id="id12" draw:id="id12" draw:layer="layout" svg:width="1.778cm" svg:height="1.778cm" svg:x="21.637cm" svg:y="6.715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1" draw:id="id11" draw:layer="layout" svg:width="1.778cm" svg:height="1.778cm" svg:x="8.937cm" svg:y="6.71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735cm" svg:y1="10.183cm" svg:x2="11.096cm" svg:y2="11.922cm" draw:start-shape="id15" draw:start-glue-point="6" draw:end-shape="id16" draw:end-glue-point="4" svg:d="M12735 10183l-1639 1739" svg:viewBox="0 0 1640 1740">
          <text:p/>
        </draw:connector>
        <draw:connector draw:style-name="gr2" draw:text-style-name="P3" draw:layer="layout" draw:type="line" svg:x1="14.513cm" svg:y1="10.183cm" svg:x2="16.176cm" svg:y2="11.922cm" draw:start-shape="id15" draw:start-glue-point="10" draw:end-shape="id17" draw:end-glue-point="4" svg:d="M14513 10183l1663 1739" svg:viewBox="0 0 1664 1740">
          <text:p/>
        </draw:connector>
        <draw:custom-shape draw:style-name="gr6" draw:text-style-name="P9" xml:id="id15" draw:id="id15" draw:layer="layout" svg:width="1.778cm" svg:height="1.778cm" svg:x="12.735cm" svg:y="9.294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78cm" svg:height="1.778cm" svg:x="5.127cm" svg:y="9.294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3" draw:id="id13" draw:layer="layout" svg:width="1.778cm" svg:height="1.778cm" svg:x="25.435cm" svg:y="9.25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778cm" svg:height="1.778cm" svg:x="15.287cm" svg:y="11.92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207cm" svg:y1="12.811cm" svg:x2="9.158cm" svg:y2="14.722cm" draw:start-shape="id16" draw:start-glue-point="6" draw:end-shape="id18" draw:end-glue-point="11" svg:d="M10207 12811l-1049 1911" svg:viewBox="0 0 1050 1912">
          <text:p/>
        </draw:connector>
        <draw:custom-shape draw:style-name="gr1" draw:text-style-name="P2" xml:id="id16" draw:id="id16" draw:layer="layout" svg:width="1.778cm" svg:height="1.778cm" svg:x="10.207cm" svg:y="11.92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8" draw:id="id18" draw:layer="layout" svg:width="1.778cm" svg:height="1.778cm" svg:x="7.64cm" svg:y="14.4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ase 2" draw:style-name="dp1" draw:master-page-name="Default">
        <draw:custom-shape draw:style-name="gr1" draw:text-style-name="P2" xml:id="id19" draw:id="id19" draw:layer="layout" svg:width="1.778cm" svg:height="1.778cm" svg:x="15.287cm" svg:y="3.985cm">
          <text:p text:style-name="P1"><text:span text:style-name="T1">1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87cm" svg:y1="4.874cm" svg:x2="10.328cm" svg:y2="6.975cm" draw:start-shape="id19" draw:start-glue-point="6" svg:d="M15287 4874l-4959 2101" svg:viewBox="0 0 4960 2102">
          <text:p/>
        </draw:connector>
        <draw:connector draw:style-name="gr2" draw:text-style-name="P3" draw:layer="measurelines" draw:type="line" svg:x1="17.065cm" svg:y1="4.874cm" svg:x2="21.77cm" svg:y2="6.975cm" draw:start-shape="id19" draw:start-glue-point="10" draw:end-shape="id20" draw:end-glue-point="5" svg:d="M17065 4874l4705 2101" svg:viewBox="0 0 4706 2102">
          <text:p/>
        </draw:connector>
        <draw:connector draw:style-name="gr2" draw:text-style-name="P3" draw:layer="measurelines" draw:type="line" svg:x1="22.463cm" svg:y1="7.033cm" svg:x2="25.568cm" svg:y2="9.515cm" draw:end-shape="id21" draw:end-glue-point="5" svg:d="M22463 7033l3105 2482" svg:viewBox="0 0 3106 2483">
          <text:p/>
        </draw:connector>
        <draw:frame draw:style-name="gr3" draw:text-style-name="P5" draw:layer="measurelines" svg:width="2.83cm" svg:height="0.963cm" svg:x="4.492cm" svg:y="8.292cm">
          <draw:text-box>
            <text:p text:style-name="P4"><text:span text:style-name="T2">p_node</text:span></text:p>
          </draw:text-box>
        </draw:frame>
        <draw:frame draw:style-name="gr3" draw:text-style-name="P5" draw:layer="measurelines" svg:width="2.83cm" svg:height="0.963cm" svg:x="20.875cm" svg:y="5.435cm">
          <draw:text-box>
            <text:p text:style-name="P4"><text:span text:style-name="T2">uncle</text:span></text:p>
          </draw:text-box>
        </draw:frame>
        <draw:frame draw:style-name="gr4" draw:text-style-name="P6" draw:layer="measurelines" svg:width="12.383cm" svg:height="1.28cm" svg:x="8.659cm" svg:y="0.99cm">
          <draw:text-box>
            <text:p text:style-name="P4"><text:span text:style-name="T3">RED-BLACK-TREE-INSERT-FIXUP</text:span></text:p>
          </draw:text-box>
        </draw:frame>
        <draw:frame draw:style-name="gr8" draw:text-style-name="P8" draw:layer="measurelines" svg:width="5.715cm" svg:height="1.038cm" svg:x="14.843cm" svg:y="2.502cm">
          <draw:text-box>
            <text:p text:style-name="P7"><text:span text:style-name="T3">Case 2</text:span></text:p>
          </draw:text-box>
        </draw:frame>
        <draw:custom-shape draw:style-name="gr1" draw:text-style-name="P2" xml:id="id20" draw:id="id20" draw:layer="layout" svg:width="1.778cm" svg:height="1.778cm" svg:x="21.51cm" svg:y="6.715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766cm" svg:y1="10.183cm" svg:x2="9.699cm" svg:y2="11.795cm" draw:start-shape="id22" draw:start-glue-point="10" draw:end-shape="id23" draw:end-glue-point="4" svg:d="M6766 10183l2933 1612" svg:viewBox="0 0 2934 1613">
          <text:p/>
        </draw:connector>
        <draw:connector draw:style-name="gr2" draw:text-style-name="P3" draw:layer="layout" draw:type="line" svg:x1="10.576cm" svg:y1="7.592cm" svg:x2="13.497cm" svg:y2="9.294cm" draw:start-shape="id24" draw:start-glue-point="10" draw:end-shape="id25" draw:end-glue-point="4" svg:d="M10576 7592l2921 1702" svg:viewBox="0 0 2922 1703">
          <text:p/>
        </draw:connector>
        <draw:custom-shape draw:style-name="gr6" draw:text-style-name="P9" xml:id="id21" draw:id="id21" draw:layer="layout" svg:width="1.778cm" svg:height="1.778cm" svg:x="25.308cm" svg:y="9.25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.778cm" svg:height="1.778cm" svg:x="12.608cm" svg:y="9.294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81cm" svg:y1="12.684cm" svg:x2="7.788cm" svg:y2="14.722cm" draw:start-shape="id23" draw:start-glue-point="6" draw:end-shape="id26" draw:end-glue-point="11" svg:d="M8810 12684l-1022 2038" svg:viewBox="0 0 1023 2039">
          <text:p/>
        </draw:connector>
        <draw:custom-shape draw:style-name="gr1" draw:text-style-name="P2" xml:id="id23" draw:id="id23" draw:layer="layout" svg:width="1.778cm" svg:height="1.778cm" svg:x="8.81cm" svg:y="11.79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6" draw:id="id26" draw:layer="layout" svg:width="1.778cm" svg:height="1.778cm" svg:x="6.27cm" svg:y="14.4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88cm" svg:y1="10.183cm" svg:x2="2.518cm" svg:y2="12.055cm" draw:start-shape="id22" draw:start-glue-point="6" draw:end-shape="id27" draw:end-glue-point="11" svg:d="M4988 10183l-2470 1872" svg:viewBox="0 0 2471 1873">
          <text:p/>
        </draw:connector>
        <draw:custom-shape draw:style-name="gr6" draw:text-style-name="P9" xml:id="id22" draw:id="id22" draw:layer="layout" svg:width="1.778cm" svg:height="1.778cm" svg:x="4.988cm" svg:y="9.294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778cm" svg:height="1.778cm" svg:x="1cm" svg:y="11.79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4" draw:id="id24" draw:layer="layout" svg:width="1.778cm" svg:height="1.778cm" svg:x="8.798cm" svg:y="6.703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798cm" svg:y1="7.592cm" svg:x2="6.506cm" svg:y2="9.554cm" draw:start-shape="id24" draw:start-glue-point="6" draw:end-shape="id22" draw:end-glue-point="11" svg:d="M8798 7592l-2292 1962" svg:viewBox="0 0 2293 1963">
          <text:p/>
        </draw:connector>
      </draw:page>
      <draw:page draw:name="Case 3" draw:style-name="dp1" draw:master-page-name="Default">
        <draw:custom-shape draw:style-name="gr1" draw:text-style-name="P2" xml:id="id28" draw:id="id28" draw:layer="layout" svg:width="1.778cm" svg:height="1.778cm" svg:x="15.287cm" svg:y="3.985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87cm" svg:y1="4.874cm" svg:x2="10.328cm" svg:y2="6.975cm" draw:start-shape="id28" draw:start-glue-point="6" svg:d="M15287 4874l-4959 2101" svg:viewBox="0 0 4960 2102">
          <text:p/>
        </draw:connector>
        <draw:connector draw:style-name="gr2" draw:text-style-name="P3" draw:layer="measurelines" draw:type="line" svg:x1="17.065cm" svg:y1="4.874cm" svg:x2="21.77cm" svg:y2="6.975cm" draw:start-shape="id28" draw:start-glue-point="10" draw:end-shape="id29" draw:end-glue-point="5" svg:d="M17065 4874l4705 2101" svg:viewBox="0 0 4706 2102">
          <text:p/>
        </draw:connector>
        <draw:connector draw:style-name="gr2" draw:text-style-name="P3" draw:layer="measurelines" draw:type="line" svg:x1="22.463cm" svg:y1="7.033cm" svg:x2="25.568cm" svg:y2="9.515cm" draw:end-shape="id30" draw:end-glue-point="5" svg:d="M22463 7033l3105 2482" svg:viewBox="0 0 3106 2483">
          <text:p/>
        </draw:connector>
        <draw:frame draw:style-name="gr3" draw:text-style-name="P5" draw:layer="measurelines" svg:width="2.83cm" svg:height="0.963cm" svg:x="8.302cm" svg:y="5.752cm">
          <draw:text-box>
            <text:p text:style-name="P4"><text:span text:style-name="T2">p_node</text:span></text:p>
          </draw:text-box>
        </draw:frame>
        <draw:frame draw:style-name="gr3" draw:text-style-name="P5" draw:layer="measurelines" svg:width="2.83cm" svg:height="0.963cm" svg:x="20.875cm" svg:y="5.435cm">
          <draw:text-box>
            <text:p text:style-name="P4"><text:span text:style-name="T2">uncle</text:span></text:p>
          </draw:text-box>
        </draw:frame>
        <draw:frame draw:style-name="gr4" draw:text-style-name="P6" draw:layer="measurelines" svg:width="12.383cm" svg:height="1.28cm" svg:x="8.659cm" svg:y="0.99cm">
          <draw:text-box>
            <text:p text:style-name="P4"><text:span text:style-name="T3">RED-BLACK-</text:span><text:span text:style-name="T3">TREE-</text:span><text:span text:style-name="T3">INSERT-</text:span><text:span text:style-name="T3">FIXUP</text:span></text:p>
          </draw:text-box>
        </draw:frame>
        <draw:frame draw:style-name="gr9" draw:text-style-name="P8" draw:layer="measurelines" svg:width="5.715cm" svg:height="1.038cm" svg:x="14.843cm" svg:y="2.502cm">
          <draw:text-box>
            <text:p text:style-name="P7"><text:span text:style-name="T3">C</text:span><text:span text:style-name="T3">as</text:span><text:span text:style-name="T3">e </text:span><text:span text:style-name="T3">3</text:span></text:p>
          </draw:text-box>
        </draw:frame>
        <draw:custom-shape draw:style-name="gr1" draw:text-style-name="P2" xml:id="id29" draw:id="id29" draw:layer="layout" svg:width="1.778cm" svg:height="1.778cm" svg:x="21.51cm" svg:y="6.715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766cm" svg:y1="10.183cm" svg:x2="9.699cm" svg:y2="11.795cm" draw:start-shape="id31" draw:start-glue-point="10" draw:end-shape="id32" draw:end-glue-point="4" svg:d="M6766 10183l2933 1612" svg:viewBox="0 0 2934 1613">
          <text:p/>
        </draw:connector>
        <draw:connector draw:style-name="gr2" draw:text-style-name="P3" draw:layer="layout" draw:type="line" svg:x1="10.576cm" svg:y1="7.592cm" svg:x2="13.497cm" svg:y2="9.294cm" draw:start-shape="id33" draw:start-glue-point="10" draw:end-shape="id34" draw:end-glue-point="4" svg:d="M10576 7592l2921 1702" svg:viewBox="0 0 2922 1703">
          <text:p/>
        </draw:connector>
        <draw:custom-shape draw:style-name="gr6" draw:text-style-name="P9" xml:id="id30" draw:id="id30" draw:layer="layout" svg:width="1.778cm" svg:height="1.778cm" svg:x="25.308cm" svg:y="9.255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778cm" svg:height="1.778cm" svg:x="12.608cm" svg:y="9.294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81cm" svg:y1="12.684cm" svg:x2="7.788cm" svg:y2="14.722cm" draw:start-shape="id32" draw:start-glue-point="6" draw:end-shape="id35" draw:end-glue-point="11" svg:d="M8810 12684l-1022 2038" svg:viewBox="0 0 1023 2039">
          <text:p/>
        </draw:connector>
        <draw:custom-shape draw:style-name="gr1" draw:text-style-name="P2" xml:id="id32" draw:id="id32" draw:layer="layout" svg:width="1.778cm" svg:height="1.778cm" svg:x="8.81cm" svg:y="11.79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5" draw:id="id35" draw:layer="layout" svg:width="1.778cm" svg:height="1.778cm" svg:x="6.27cm" svg:y="14.4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988cm" svg:y1="10.183cm" svg:x2="2.518cm" svg:y2="12.055cm" draw:start-shape="id31" draw:start-glue-point="6" draw:end-shape="id36" draw:end-glue-point="11" svg:d="M4988 10183l-2470 1872" svg:viewBox="0 0 2471 1873">
          <text:p/>
        </draw:connector>
        <draw:custom-shape draw:style-name="gr6" draw:text-style-name="P9" xml:id="id31" draw:id="id31" draw:layer="layout" svg:width="1.778cm" svg:height="1.778cm" svg:x="4.988cm" svg:y="9.294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.778cm" svg:height="1.778cm" svg:x="1cm" svg:y="11.79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3" draw:id="id33" draw:layer="layout" svg:width="1.778cm" svg:height="1.778cm" svg:x="8.798cm" svg:y="6.703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798cm" svg:y1="7.592cm" svg:x2="6.506cm" svg:y2="9.554cm" draw:start-shape="id33" draw:start-glue-point="6" draw:end-shape="id31" draw:end-glue-point="11" svg:d="M8798 7592l-2292 1962" svg:viewBox="0 0 2293 19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7T22:06:08.458260206</meta:creation-date>
    <dc:date>2021-11-08T04:21:29.635643048</dc:date>
    <meta:editing-duration>PT3H36M3S</meta:editing-duration>
    <meta:editing-cycles>103</meta:editing-cycles>
    <meta:generator>LibreOffice/7.2.2.2$Linux_X86_64 LibreOffice_project/20$Build-2</meta:generator>
    <meta:document-statistic meta:object-count="84"/>
  </office:meta>
</office:document-meta>
</file>